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618cm" fo:margin-left="-0.725cm" fo:break-before="column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7.818cm"/>
    </style:style>
    <style:style style:name="Table1.C" style:family="table-column">
      <style:table-column-properties style:column-width="2.14cm"/>
    </style:style>
    <style:style style:name="Table1.D" style:family="table-column">
      <style:table-column-properties style:column-width="2.84cm"/>
    </style:style>
    <style:style style:name="Table1.E" style:family="table-column">
      <style:table-column-properties style:column-width="1.106cm"/>
    </style:style>
    <style:style style:name="Table1.F" style:family="table-column">
      <style:table-column-properties style:column-width="1.49cm"/>
    </style:style>
    <style:style style:name="Table1.G" style:family="table-column">
      <style:table-column-properties style:column-width="2.43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152cm" style:contextual-spacing="false" fo:text-align="center" style:justify-single-word="false"/>
      <style:text-properties style:font-name="Arial" fo:font-size="12pt" fo:font-weight="bold" officeooo:rsid="01778602" officeooo:paragraph-rsid="003a613f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4a1b7e"/>
    </style:style>
    <style:style style:name="P3" style:family="paragraph" style:parent-style-name="Standard">
      <style:text-properties officeooo:paragraph-rsid="00128064"/>
    </style:style>
    <style:style style:name="P4" style:family="paragraph" style:parent-style-name="Table_20_Contents">
      <style:text-properties style:font-name="Arial" fo:font-size="9pt" style:font-size-asian="9pt" style:font-size-complex="9pt"/>
    </style:style>
    <style:style style:name="P5" style:family="paragraph" style:parent-style-name="Table_20_Contents">
      <style:text-properties style:font-name="Arial" fo:font-size="9pt" officeooo:paragraph-rsid="00442089" style:font-size-asian="9pt" style:font-size-complex="9pt"/>
    </style:style>
    <style:style style:name="P6" style:family="paragraph" style:parent-style-name="Table_20_Contents">
      <style:text-properties style:font-name="Arial" fo:font-size="9pt" fo:font-weight="bold" officeooo:rsid="003eb28a" officeooo:paragraph-rsid="003eb28a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officeooo:rsid="003eb28a" officeooo:paragraph-rsid="00450b09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rsid="003eb28a" officeooo:paragraph-rsid="0079399f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03d0a8c" officeooo:paragraph-rsid="003d0a8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rsid="003d0a8c" officeooo:paragraph-rsid="006d530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06f2403" officeooo:paragraph-rsid="006f2403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Arial" fo:font-size="9pt" fo:font-weight="normal" officeooo:rsid="003eb28a" officeooo:paragraph-rsid="0047a0c0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fo:font-weight="normal" officeooo:rsid="003eb28a" officeooo:paragraph-rsid="0064f1d7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normal" officeooo:rsid="003eb28a" officeooo:paragraph-rsid="0047a0c0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Arial" fo:font-size="9pt" fo:font-weight="normal" officeooo:rsid="003eb28a" officeooo:paragraph-rsid="006d530d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Arial" fo:font-size="9pt" fo:font-weight="normal" officeooo:rsid="0060a71d" officeooo:paragraph-rsid="0060a71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Arial" fo:font-size="9pt" fo:font-weight="normal" officeooo:rsid="00613cb0" officeooo:paragraph-rsid="00613cb0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fo:font-weight="bold" officeooo:rsid="003d0a8c" officeooo:paragraph-rsid="003d0a8c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3eb28a" officeooo:paragraph-rsid="0044208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3eb28a" officeooo:paragraph-rsid="0046fb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3eb28a" officeooo:paragraph-rsid="0079399f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Liberation Serif" fo:font-size="10pt" fo:font-weight="bold" officeooo:rsid="003eb28a" officeooo:paragraph-rsid="0051a260" style:font-size-asian="10pt" style:font-weight-asian="bold" style:font-size-complex="10pt" style:font-weight-complex="bold"/>
    </style:style>
    <style:style style:name="P24" style:family="paragraph" style:parent-style-name="Header" style:list-style-name="">
      <style:paragraph-properties fo:text-align="end" style:justify-single-word="false" text:number-lines="false" text:line-number="0"/>
      <style:text-properties style:font-name="Arial" fo:font-size="9pt" fo:font-weight="bold" officeooo:rsid="003eb28a" officeooo:paragraph-rsid="0057a75e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fo:font-weight="bold" officeooo:rsid="003eb28a" officeooo:paragraph-rsid="00450b09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3eb28a" officeooo:paragraph-rsid="00450b0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3eb28a" officeooo:paragraph-rsid="007b7f6b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paragraph-rsid="0046fb32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8pt" officeooo:paragraph-rsid="00442089" style:font-size-asian="8pt" style:font-size-complex="8pt"/>
    </style:style>
    <style:style style:name="T1" style:family="text">
      <style:text-properties fo:font-size="12pt" fo:font-weight="bold" officeooo:rsid="01778602" style:font-size-asian="12pt" style:font-weight-asian="bold" style:font-name-complex="Arial" style:font-size-complex="12pt" style:font-weight-complex="bold"/>
    </style:style>
    <style:style style:name="T2" style:family="text">
      <style:text-properties fo:font-size="12pt" fo:font-weight="bold" officeooo:rsid="0040d3f2" style:font-size-asian="12pt" style:font-weight-asian="bold" style:font-name-complex="Arial" style:font-size-complex="12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8pt" style:font-size-asian="8pt" style:font-size-complex="8pt"/>
    </style:style>
    <style:style style:name="T5" style:family="text">
      <style:text-properties style:font-name="Liberation Serif" fo:font-weight="bold" officeooo:rsid="003eb28a" style:font-weight-asian="bold" style:font-weight-complex="bold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7" style:family="text">
      <style:text-properties officeooo:rsid="0061f438"/>
    </style:style>
    <style:style style:name="T8" style:family="text">
      <style:text-properties fo:font-weight="bold" officeooo:rsid="003eb28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4"/>
            </table:table-cell>
            <table:table-cell table:style-name="Table1.A1" table:number-columns-spanned="5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h text:style-name="P24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</table:table-row>
          <table:table-row>
            <table:table-cell table:style-name="Table1.A2" office:value-type="string">
              <text:p text:style-name="P19">Sr. No</text:p>
            </table:table-cell>
            <table:table-cell table:style-name="Table1.A2" office:value-type="string">
              <text:p text:style-name="P9">Product</text:p>
            </table:table-cell>
            <table:table-cell table:style-name="Table1.A2" office:value-type="string">
              <text:p text:style-name="P9">Qty </text:p>
            </table:table-cell>
            <table:table-cell table:style-name="Table1.A2" office:value-type="string">
              <text:p text:style-name="P9">Shipment Date</text:p>
            </table:table-cell>
            <table:table-cell table:style-name="Table1.E2" table:number-columns-spanned="3" office:value-type="string">
              <text:p text:style-name="P11"/>
              <text:p text:style-name="P10">Remarks</text:p>
            </table:table-cell>
            <table:covered-table-cell/>
            <table:covered-table-cell/>
          </table:table-row>
        </table:table-header-rows>
        <table:table-row>
          <table:table-cell table:style-name="Table1.A3" table:number-columns-spanned="6" office:value-type="string">
            <text:p text:style-name="P29"><text:span text:style-name="Source_20_Text"><text:span text:style-name="T5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6"/>
          </table:table-cell>
        </table:table-row>
        <table:table-row>
          <table:table-cell table:style-name="Table1.A4" table:number-columns-spanned="7" office:value-type="string">
            <text:p text:style-name="P28"><text:span text:style-name="T8"><text:text-input text:description="&lt;if test=&quot;len(line['customer'])&gt;0&quot;&gt;">if customer information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7" office:value-type="string">
            <text:p text:style-name="P25"><text:text-input text:description="&lt;line['customer']&gt;">custom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7" office:value-type="string">
            <text:p text:style-name="P22"><text:span text:style-name="Source_20_Text"><text:span text:style-name="T3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7" office:value-type="string">
            <text:p text:style-name="P8"><text:text-input text:description="&lt;if test=&quot;len(line['so'])&gt;0&quot;&gt;">If s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7" office:value-type="string">
            <text:p text:style-name="P26"><text:text-input text:description="&lt;line['so']&gt;">S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7" office:value-type="string">
            <text:p text:style-name="P27"><text:span text:style-name="Source_20_Text"><text:span text:style-name="T3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2"/>
          </table:table-cell>
          <table:table-cell table:style-name="Table1.B10" office:value-type="string">
            <text:p text:style-name="P23"><text:text-input text:description="&lt;if test=&quot;len(line['product'])&gt;0&quot;&gt;">if product</text:text-input></text:p>
          </table:table-cell>
          <table:table-cell table:style-name="Table1.C10" office:value-type="string">
            <text:p text:style-name="P13"/>
          </table:table-cell>
          <table:table-cell table:style-name="Table1.D10" office:value-type="string">
            <text:p text:style-name="P13"/>
          </table:table-cell>
          <table:table-cell table:style-name="Table1.E10" office:value-type="string">
            <text:p text:style-name="P13"/>
          </table:table-cell>
          <table:table-cell table:style-name="Table1.F10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11" office:value-type="string">
            <text:p text:style-name="P14"><text:text-input text:description="&lt;line['sr_no']&gt;">sr_no</text:text-input>.</text:p>
          </table:table-cell>
          <table:table-cell table:style-name="Table1.A11" office:value-type="string">
            <text:p text:style-name="P13"><text:text-input text:description="&lt;line['product']&gt;">product</text:text-input></text:p>
          </table:table-cell>
          <table:table-cell table:style-name="Table1.A11" office:value-type="string">
            <text:p text:style-name="P15"><text:text-input text:description="&lt;line['qty']&gt;">qty</text:text-input></text:p>
          </table:table-cell>
          <table:table-cell table:style-name="Table1.A11" office:value-type="string">
            <text:p text:style-name="P15"><text:text-input text:description="&lt;formatLang(line['shipment_date'],date=True)&gt;">shipment date</text:text-input></text:p>
          </table:table-cell>
          <table:table-cell table:style-name="Table1.E11" table:number-columns-spanned="3" office:value-type="string">
            <text:p text:style-name="P16"><text:text-input text:description="&lt;line['remarks']&gt;">remarks</text:text-input></text:p>
          </table:table-cell>
          <table:covered-table-cell/>
          <table:covered-table-cell/>
        </table:table-row>
        <table:table-row>
          <table:table-cell table:style-name="Table1.A12" office:value-type="string">
            <text:p text:style-name="P12"/>
          </table:table-cell>
          <table:table-cell table:style-name="Table1.B12" office:value-type="string">
            <text:p text:style-name="P23"><text:span text:style-name="Source_20_Text"><text:span text:style-name="T3"><text:text-input text:description="&lt;/if&gt;">end if</text:text-input></text:span></text:span></text:p>
          </table:table-cell>
          <table:table-cell table:style-name="Table1.C12" office:value-type="string">
            <text:p text:style-name="P18">23 <text:span text:style-name="T7">NO/S</text:span></text:p>
          </table:table-cell>
          <table:table-cell table:style-name="Table1.D12" office:value-type="string">
            <text:p text:style-name="P17">25/03/2014</text:p>
          </table:table-cell>
          <table:table-cell table:style-name="Table1.E12" office:value-type="string">
            <text:p text:style-name="P13"/>
          </table:table-cell>
          <table:table-cell table:style-name="Table1.F12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5"><text:span text:style-name="Source_20_Text"><text:span text:style-name="T4"><text:text-input text:description="&lt;/for&gt;">for loop end</text:text-input></text:span></text:span></text:p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  <table:table-cell table:style-name="Table1.F13" table:number-columns-spanned="2" office:value-type="string">
            <text:p text:style-name="P4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152cm" style:contextual-spacing="false" fo:text-align="center" style:justify-single-word="false"/>
      <style:text-properties style:font-name="Arial" fo:font-size="12pt" fo:font-weight="bold" officeooo:rsid="01778602" officeooo:paragraph-rsid="003a613f" style:font-size-asian="12pt" style:font-weight-asian="bold" style:font-name-complex="Arial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officeooo:paragraph-rsid="004a1b7e"/>
    </style:style>
    <style:style style:name="MT1" style:family="text">
      <style:text-properties fo:font-size="12pt" fo:font-weight="bold" officeooo:rsid="01778602" style:font-size-asian="12pt" style:font-weight-asian="bold" style:font-name-complex="Arial" style:font-size-complex="12pt" style:font-weight-complex="bold"/>
    </style:style>
    <style:style style:name="MT2" style:family="text">
      <style:text-properties fo:font-size="12pt" fo:font-weight="bold" officeooo:rsid="0040d3f2" style:font-size-asian="12pt" style:font-weight-asian="bold" style:font-name-complex="Arial" style:font-size-complex="12pt" style:font-weight-complex="bold"/>
    </style:style>
    <style:page-layout style:name="Mpm1">
      <style:page-layout-properties fo:page-width="21.006cm" fo:page-height="29.693cm" style:num-format="1" style:print-orientation="portrait" fo:margin-top="0.889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24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Details Of Orders Booked Between </text:span><text:span text:style-name="MT2"><text:text-input text:description="&lt;formatLang(o.date_start,date = True) &gt;">start date</text:text-input></text:span><text:span text:style-name="MT1"> To </text:span><text:span text:style-name="MT2"><text:text-input text:description="&lt;formatLang(o.date_stop,date = True) &gt;">end date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6-11-07T14:29:44.373868337</dc:date>
    <meta:editing-duration>PT10H13M1S</meta:editing-duration>
    <meta:editing-cycles>111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87" meta:character-count="288" meta:non-whitespace-character-count="259"/>
  </office:meta>
</office:document-meta>
</file>